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　トイレ故障中　-</text:p>
          </table:table-cell>
          <table:table-cell table:style-name="ce0"/>
          <table:table-cell table:style-name="ce0"/>
          <table:table-cell table:style-name="ce0" office:value-type="string">
            <text:p>- Out of Order -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！　も、もう・・・我慢できないのに
・・・っ！！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No way...! E-Even though 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っ！　どうしよう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What do I do...?! Help me!!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！　どうしよう、他のおトイレ
見つけないと・・・っ！</text:p>
          </table:table-cell>
          <table:table-cell table:style-name="ce0" office:value-type="string">
            <text:p>L6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Y-You're kidding...! What now? We have to go
find another toilet...!</text:p>
          </table:table-cell>
          <table:table-cell table:number-columns-repeated="1020"/>
        </table:table-row>
        <table:table-row>
          <table:table-cell table:style-name="ce0" office:value-type="string">
            <text:p>こ、故障じゃ・・・仕方ないよね。
他のおトイレは・・・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O-Out of order... it's no use.
Let's keep looking...</text:p>
          </table:table-cell>
          <table:table-cell table:number-columns-repeated="1020"/>
        </table:table-row>
        <table:table-row>
          <table:table-cell table:style-name="ce0" office:value-type="string">
            <text:p>他のおトイレ探さないとね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Let's go look for another bathroom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この服を何とかしたいな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For now, I wanna do something about my
clothes...</text:p>
          </table:table-cell>
          <table:table-cell table:number-columns-repeated="1020"/>
        </table:table-row>
        <table:table-row>
          <table:table-cell table:style-name="ce0" office:value-type="string">
            <text:p>おトイレ使えないね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I guess we can't use these toilets, huh.</text:p>
          </table:table-cell>
          <table:table-cell table:number-columns-repeated="1020"/>
        </table:table-row>
        <table:table-row>
          <table:table-cell table:style-name="ce0" office:value-type="string">
            <text:p>なんで・・・っ、なんでよぉっ！　もう、だめ・・・っ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Why... come on, why?! I can't...</text:p>
          </table:table-cell>
          <table:table-cell table:number-columns-repeated="1020"/>
        </table:table-row>
        <table:table-row>
          <table:table-cell table:style-name="ce0" office:value-type="string">
            <text:p>もれ・・・ちゃう・・・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I'm gonna... wet myself...!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・・・っ！　ここまで来て
こんなの・・・っ！</text:p>
          </table:table-cell>
          <table:table-cell table:style-name="ce0" office:value-type="string">
            <text:p>L6 pt1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-Hey...! And we came all this way, too...!</text:p>
          </table:table-cell>
          <table:table-cell table:number-columns-repeated="1020"/>
        </table:table-row>
        <table:table-row>
          <table:table-cell table:style-name="ce0" office:value-type="string">
            <text:p>ほ、他のトイレ・・・っ！！</text:p>
          </table:table-cell>
          <table:table-cell table:style-name="ce0" office:value-type="string">
            <text:p>L6 pt2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L-Let's go... another toilet...!!</text:p>
          </table:table-cell>
          <table:table-cell table:number-columns-repeated="1020"/>
        </table:table-row>
        <table:table-row>
          <table:table-cell table:style-name="ce0" office:value-type="string">
            <text:p>もう・・・な、なんで壊れてるのよ・・・っ！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Great... w-why does it have to be broken...?!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・・・
ほ、他を探しましょう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ey, we can't use this bathroom...
L-Let's go and find another one.</text:p>
          </table:table-cell>
          <table:table-cell table:number-columns-repeated="1020"/>
        </table:table-row>
        <table:table-row>
          <table:table-cell table:style-name="ce0" office:value-type="string">
            <text:p>トイレなんか後でいいわよ。　今は服を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We can visit the bathroom later... right now,
my clothes are...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ey, we can't use this bathroom.</text:p>
          </table:table-cell>
          <table:table-cell table:number-columns-repeated="1020"/>
        </table:table-row>
        <table:table-row>
          <table:table-cell table:style-name="ce0" office:value-type="string">
            <text:p>ふえぇっ！　こ、故障中ぅ！？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Fweeeh! O-Out of order?!</text:p>
          </table:table-cell>
          <table:table-cell table:number-columns-repeated="1020"/>
        </table:table-row>
        <table:table-row>
          <table:table-cell table:style-name="ce0" office:value-type="string">
            <text:p>そんな、ど、どうしよぅ・・・！　あぁ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That can't be, wh-what am I gonna...?! Aah...!</text:p>
          </table:table-cell>
          <table:table-cell table:number-columns-repeated="1020"/>
        </table:table-row>
        <table:table-row>
          <table:table-cell table:style-name="ce0" office:value-type="string">
            <text:p>トロッコが休止中なんだって？　参ったなあ。</text:p>
          </table:table-cell>
          <table:table-cell table:style-name="ce0"/>
          <table:table-cell table:style-name="ce0"/>
          <table:table-cell table:style-name="ce0" office:value-type="string">
            <text:p>Huh? The rail cars are out of service? That's
not good.</text:p>
          </table:table-cell>
          <table:table-cell table:number-columns-repeated="1020"/>
        </table:table-row>
        <table:table-row>
          <table:table-cell table:style-name="ce0" office:value-type="string">
            <text:p>ようやくトロッコが復旧したってよ！
助かったぜ！</text:p>
          </table:table-cell>
          <table:table-cell table:style-name="ce0"/>
          <table:table-cell table:style-name="ce0"/>
          <table:table-cell table:style-name="ce0" office:value-type="string">
            <text:p>At last! The rail cars are back in service!
I'm saved!</text:p>
          </table:table-cell>
          <table:table-cell table:number-columns-repeated="1020"/>
        </table:table-row>
        <table:table-row>
          <table:table-cell table:style-name="ce0" office:value-type="string">
            <text:p>連れが飲み過ぎちまって、トイレにこもった
ままなんだよ。</text:p>
          </table:table-cell>
          <table:table-cell table:style-name="ce0"/>
          <table:table-cell table:style-name="ce0"/>
          <table:table-cell table:style-name="ce0" office:value-type="string">
            <text:p>My pal had a little too much to drink, and
now he's locked himself in the bathroom.</text:p>
          </table:table-cell>
          <table:table-cell table:number-columns-repeated="1020"/>
        </table:table-row>
        <table:table-row>
          <table:table-cell table:style-name="ce0" office:value-type="string">
            <text:p>そっか。　スーツの機能、壊れちゃって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そうと言ってくれれば、いつでも
引き返したの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反省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トイレなんて必要ないって大口叩いた
手前、言い出しにくかった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気持ちは、よく分かり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こう言っちゃ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の体調が悪いわけじゃなくて、
ホッとし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配しました。　どんどん悪くなる一方
でし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悪い病気などではなくて安心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後はあんたが元気になってくれれば
い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が落ち着くまで、しばらくここで
足を止めよ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を使ってくれてるのカ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ワタシならもう大丈夫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迷惑かけたく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ち直り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ってところへ行くんだよナー？
すぐ向か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・・・たこやきさん、もう大丈夫みたい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たら、ここでグズグズしている手は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城へ出発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イベントが続きます。
セーブ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ぁっ、でちゃうでちゃううぅ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